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3e013" officeooo:paragraph-rsid="0013e013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3e013" officeooo:paragraph-rsid="0013e0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51be6" officeooo:paragraph-rsid="00151be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2pt" fo:font-weight="normal" officeooo:rsid="00151be6" officeooo:paragraph-rsid="00151be6" style:font-size-asian="10.5pt" style:font-weight-asian="normal" style:font-size-complex="12pt" style:font-weight-complex="normal"/>
    </style:style>
    <style:style style:name="T1" style:family="text">
      <style:text-properties officeooo:rsid="00151be6"/>
    </style:style>
    <style:style style:name="T2" style:family="text">
      <style:text-properties officeooo:rsid="00175e90"/>
    </style:style>
    <style:style style:name="T3" style:family="text">
      <style:text-properties officeooo:rsid="001918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radecimientos</text:p>
      <text:p text:style-name="P1"/>
      <text:p text:style-name="P2">Quiero dedicarle mis primeras palabras a mi tutor, Ignacio Rojas Ruiz, por todo el apoyo, ánimo y confianza que ha depositado en mí para llevar a cabo este ambicioso proyecto. Ha sido un verdadero honor. <text:span text:style-name="T1">De igual manera, a Alberto García Salguero por haberme ayudado tanto y no cansarse de contestar mis preguntas. Parte de esto no habría sido posible sin ti.</text:span></text:p>
      <text:p text:style-name="P2"/>
      <text:p text:style-name="P2">A todos mis profesores y especialmente a Daniel Sánchez, Jesús Chamorro, Fernando Berzal, Juan Huete, José Manuel Benítez, <text:span text:style-name="T2">Alberto Guillén,</text:span> Juan Julián Merelo y Javier Merí por tantos y tantos consejos, tanta dedicación y tantas enseñanzas a lo largo de estos cinco años. Si algo me llevo a parte de algún <text:s/>conocimiento y mis compañeros es modelos de conducta en los que fijarme. Ojalá algún día sea un profesional de tanta valía como lo sois vosotros.</text:p>
      <text:p text:style-name="P2"/>
      <text:p text:style-name="P2">Gracias a mis padres, artífices de todo, incombustibles ante los problemas y las frustraciones que he ido experimentando y, sin duda alguna, mentores en una nueva vida que se abre camino en breve. Espero ser algún día padre y transmitir todo lo que vosotros me habéis dado.</text:p>
      <text:p text:style-name="P2"/>
      <text:p text:style-name="P2">A mis amigos, que me di<text:span text:style-name="T3">ste</text:span>is aliento para no bajar los brazos cuando ya no quedaban apenas fuerzas. Nacho, Natalio, Luis, Alberto, Pablo, Diego, Darío, <text:span text:style-name="T1">Rubén, Gema</text:span> <text:span text:style-name="T1">y un montón más que me dejo en el tintero. Sois verdaderos catalizadores para mí.</text:span></text:p>
      <text:p text:style-name="P2"/>
      <text:p text:style-name="P3">Y a ti, Maripaz. En especial a ti. Por hacerme sentir capaz en cada momento, por animarme a dar todo lo que llevo dentro y a seguir, seguir siempre. Tu tesón y tu capacidad no tienen límite. Eres un ejemplo para mí y no pasa un día sin que dé gracias a la vida por habernos regalado aquel momento en el que nos encontramos. Te quiero muchísim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text:tab/><text:tab/><text:tab/><text:tab/><text:tab/><text:tab/><text:tab/><text:tab/>Granada, 10 de <text:span text:style-name="T2">junio</text:span> de 201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00:11:01.619084429</meta:creation-date>
    <dc:date>2019-06-17T11:27:26.563078433</dc:date>
    <meta:editing-duration>PT2M2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301" meta:character-count="1726" meta:non-whitespace-character-count="1421"/>
  </office:meta>
</office:document-meta>
</file>